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78a" officeooo:paragraph-rsid="0008e78a"/>
    </style:style>
    <style:style style:name="P2" style:family="paragraph" style:parent-style-name="Standard">
      <style:paragraph-properties fo:text-align="start" style:justify-single-word="false"/>
      <style:text-properties officeooo:rsid="0008e78a" officeooo:paragraph-rsid="0008e78a"/>
    </style:style>
    <style:style style:name="P3" style:family="paragraph" style:parent-style-name="Standard">
      <style:paragraph-properties fo:text-align="start" style:justify-single-word="false"/>
      <style:text-properties officeooo:rsid="000a83f7" officeooo:paragraph-rsid="000a83f7"/>
    </style:style>
    <style:style style:name="T1" style:family="text">
      <style:text-properties officeooo:rsid="000c3eb9"/>
    </style:style>
    <style:style style:name="T2" style:family="text">
      <style:text-properties officeooo:rsid="000dfbdd"/>
    </style:style>
    <style:style style:name="T3" style:family="text">
      <style:text-properties officeooo:rsid="000f7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вободата </text:p>
      <text:p text:style-name="P1"/>
      <text:p text:style-name="P2"/>
      <text:p text:style-name="P3">Обвити в грях, объркани в свободата, изразът на душебно болните. <text:span text:style-name="T1">Среброто срещу прошка, невидните в страдание. </text:span><text:span text:style-name="T2">Войната която не можем да видим. </text:span><text:span text:style-name="T3">Молитви към божия дух, без действия нищо не става. На думи всеки човек е голям, но най-голям е този който прави казанот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9:14:09.682642352</meta:creation-date>
    <dc:date>2023-05-20T19:16:44.255756161</dc:date>
    <meta:editing-duration>PT2M3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" meta:word-count="45" meta:character-count="275" meta:non-whitespace-character-count="231"/>
  </office:meta>
</office:document-meta>
</file>